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11111" draw:fill="gradient" draw:fill-color="#3465a4" draw:fill-gradient-name="Gradient_20_39" draw:textarea-horizontal-align="justify" draw:textarea-vertical-align="middle" draw:auto-grow-height="false" fo:min-height="3.217cm" fo:min-width="5.95cm"/>
    </style:style>
    <style:style style:name="gr2" style:family="graphic" style:parent-style-name="standard">
      <style:graphic-properties draw:textarea-horizontal-align="justify" draw:textarea-vertical-align="middle" draw:auto-grow-height="false" fo:min-height="3.35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60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75cm" fo:min-width="0cm"/>
    </style:style>
    <style:style style:name="gr8" style:family="graphic" style:parent-style-name="standard">
      <style:graphic-properties draw:stroke="none" svg:stroke-color="#000000" draw:fill="none" draw:fill-color="#ffffff" fo:min-height="2.03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cm" fo:min-width="7.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cm" fo:min-width="4.957cm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gradient" draw:fill-color="#3465a4" draw:fill-gradient-name="Gradient_20_3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9cm" svg:height="10.4cm" svg:x="8cm" svg:y="4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9cm" svg:height="4.5cm" svg:x="23.131cm" svg:y="8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6.272cm" svg:height="0.962cm" svg:x="20.445cm" svg:y="7.5cm">
          <draw:text-box>
            <text:p>Componente grande</text:p>
          </draw:text-box>
        </draw:frame>
        <draw:frame draw:style-name="gr3" draw:text-style-name="P3" draw:layer="layout" svg:width="6.763cm" svg:height="0.962cm" svg:x="20.2cm" svg:y="13cm">
          <draw:text-box>
            <text:p>Componente pequeño</text:p>
          </draw:text-box>
        </draw:frame>
        <draw:frame draw:style-name="gr4" draw:text-style-name="P3" draw:layer="layout" svg:width="4cm" svg:height="2.9cm" svg:x="24.372cm" svg:y="9cm">
          <draw:text-box>
            <text:p text:style-name="P2">Gradualidad de información</text:p>
          </draw:text-box>
        </draw:frame>
        <draw:custom-shape draw:style-name="gr5" draw:text-style-name="P2" draw:layer="layout" svg:width="0.9cm" svg:height="4.4cm" svg:x="3.6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4.4cm" svg:height="2.5cm" svg:x="1.8cm" svg:y="2.7cm">
          <draw:text-box>
            <text:p text:style-name="P2">Estado actual de la organización</text:p>
          </draw:text-box>
        </draw:frame>
        <draw:frame draw:style-name="gr3" draw:text-style-name="P3" draw:layer="layout" svg:width="2.191cm" svg:height="0.962cm" svg:x="1.6cm" svg:y="7.2cm">
          <draw:text-box>
            <text:p>Arriba</text:p>
          </draw:text-box>
        </draw:frame>
        <draw:custom-shape draw:style-name="gr7" draw:text-style-name="P2" draw:layer="layout" svg:width="0.9cm" svg:height="4.6cm" svg:x="5.1cm" svg:y="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2.119cm" svg:height="0.962cm" svg:x="6.281cm" svg:y="9.4cm">
          <draw:text-box>
            <text:p>Abajo</text:p>
          </draw:text-box>
        </draw:frame>
        <draw:frame draw:style-name="gr8" draw:text-style-name="P4" draw:layer="layout" svg:width="5.3cm" svg:height="2.384cm" svg:x="3.112cm" svg:y="12.303cm">
          <draw:text-box>
            <text:p text:style-name="P2">Estrategias, objetivos, directivas</text:p>
          </draw:text-box>
        </draw:frame>
        <draw:custom-shape draw:style-name="gr9" draw:text-style-name="P2" draw:layer="layout" svg:width="10.4cm" svg:height="0.9cm" svg:x="9.25cm" svg:y="15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.351cm" svg:height="0.962cm" svg:x="12.775cm" svg:y="14.9cm">
          <draw:text-box>
            <text:p>Horizontal</text:p>
          </draw:text-box>
        </draw:frame>
        <draw:frame draw:style-name="gr10" draw:text-style-name="P4" draw:layer="layout" svg:width="10.3cm" svg:height="1.7cm" svg:x="9.3cm" svg:y="17cm">
          <draw:text-box>
            <text:p text:style-name="P2">Funcional entre las unidades de negocio y los equipos de trabajo</text:p>
          </draw:text-box>
        </draw:frame>
        <draw:custom-shape draw:style-name="gr11" draw:text-style-name="P2" draw:layer="layout" svg:width="6.813cm" svg:height="1.1cm" draw:transform="rotate (0.610865238198015) translate (13.814cm 8.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4.236cm" svg:height="0.962cm" draw:transform="rotate (0.610865238198015) translate (16.308cm 7.64cm)">
          <draw:text-box>
            <text:p>Dentro/Fuera</text:p>
          </draw:text-box>
        </draw:frame>
        <draw:frame draw:style-name="gr12" draw:text-style-name="P4" draw:layer="layout" svg:width="5.5cm" svg:height="2.384cm" svg:x="15.8cm" svg:y="2.6cm">
          <draw:text-box>
            <text:p text:style-name="P2">Clientes, proveedores y otros asociad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39" draw:display-name="Gradient 39" draw:style="linear" draw:start-color="#5983b0" draw:end-color="#ff6d6d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Enrique Mendoza Ruiz</meta:initial-creator>
    <meta:creation-date>2021-05-19T19:50:46.679561237</meta:creation-date>
    <dc:date>2021-05-19T20:32:33.624150403</dc:date>
    <dc:creator>Luis Enrique Mendoza Ruiz</dc:creator>
    <meta:editing-duration>PT5M</meta:editing-duration>
    <meta:editing-cycles>2</meta:editing-cycles>
    <meta:generator>LibreOffice/6.4.7.2$Linux_X86_64 LibreOffice_project/40$Build-2</meta:generator>
    <meta:document-statistic meta:object-count="17"/>
  </office:meta>
</office:document-meta>
</file>